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0613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85 kWh</text:p>
          </table:table-cell>
          <table:table-cell office:value-type="float" office:value="409.71" calcext:value-type="float">
            <text:p>409.71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.31" calcext:value-type="float">
            <text:p>2.31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216.4" calcext:value-type="float">
            <text:p>-216.4</text:p>
          </table:table-cell>
          <table:table-cell office:value-type="string" calcext:value-type="string">
            <text:p>T-0</text:p>
          </table:table-cell>
          <table:table-cell office:value-type="float" office:value="233.75" calcext:value-type="float">
            <text:p>233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94 kWh</text:p>
          </table:table-cell>
          <table:table-cell office:value-type="float" office:value="460.77" calcext:value-type="float">
            <text:p>460.7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2.55" calcext:value-type="float">
            <text:p>2.55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243.37" calcext:value-type="float">
            <text:p>-243.37</text:p>
          </table:table-cell>
          <table:table-cell office:value-type="string" calcext:value-type="string">
            <text:p>T-0</text:p>
          </table:table-cell>
          <table:table-cell office:value-type="float" office:value="257.93" calcext:value-type="float">
            <text:p>257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5 kWh</text:p>
          </table:table-cell>
          <table:table-cell office:value-type="float" office:value="532.11" calcext:value-type="float">
            <text:p>532.1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35" calcext:value-type="float">
            <text:p>3.35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281.05" calcext:value-type="float">
            <text:p>-281.05</text:p>
          </table:table-cell>
          <table:table-cell office:value-type="string" calcext:value-type="string">
            <text:p>T-0</text:p>
          </table:table-cell>
          <table:table-cell office:value-type="float" office:value="338.22" calcext:value-type="float">
            <text:p>338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82 kWh</text:p>
          </table:table-cell>
          <table:table-cell office:value-type="float" office:value="387.41" calcext:value-type="float">
            <text:p>387.4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.2" calcext:value-type="float">
            <text:p>2.2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204.63" calcext:value-type="float">
            <text:p>-204.63</text:p>
          </table:table-cell>
          <table:table-cell office:value-type="string" calcext:value-type="string">
            <text:p>T-0</text:p>
          </table:table-cell>
          <table:table-cell office:value-type="float" office:value="222.64" calcext:value-type="float">
            <text:p>222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85 kWh</text:p>
          </table:table-cell>
          <table:table-cell office:value-type="float" office:value="403.17" calcext:value-type="float">
            <text:p>403.1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.28" calcext:value-type="float">
            <text:p>2.28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212.94" calcext:value-type="float">
            <text:p>-212.94</text:p>
          </table:table-cell>
          <table:table-cell office:value-type="string" calcext:value-type="string">
            <text:p>T-0</text:p>
          </table:table-cell>
          <table:table-cell office:value-type="float" office:value="230.03" calcext:value-type="float">
            <text:p>23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75 kWh</text:p>
          </table:table-cell>
          <table:table-cell office:value-type="float" office:value="344.1" calcext:value-type="float">
            <text:p>344.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" calcext:value-type="float">
            <text:p>2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181.75" calcext:value-type="float">
            <text:p>-181.75</text:p>
          </table:table-cell>
          <table:table-cell office:value-type="string" calcext:value-type="string">
            <text:p>T-0</text:p>
          </table:table-cell>
          <table:table-cell office:value-type="float" office:value="201.71" calcext:value-type="float">
            <text:p>201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74 kWh</text:p>
          </table:table-cell>
          <table:table-cell office:value-type="float" office:value="337.02" calcext:value-type="float">
            <text:p>337.0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.96" calcext:value-type="float">
            <text:p>1.96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178.01" calcext:value-type="float">
            <text:p>-178.01</text:p>
          </table:table-cell>
          <table:table-cell office:value-type="string" calcext:value-type="string">
            <text:p>T-0</text:p>
          </table:table-cell>
          <table:table-cell office:value-type="float" office:value="198.18" calcext:value-type="float">
            <text:p>198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72 kWh</text:p>
          </table:table-cell>
          <table:table-cell office:value-type="float" office:value="324.25" calcext:value-type="float">
            <text:p>324.2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.9" calcext:value-type="float">
            <text:p>1.9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171.26" calcext:value-type="float">
            <text:p>-171.26</text:p>
          </table:table-cell>
          <table:table-cell office:value-type="string" calcext:value-type="string">
            <text:p>T-0</text:p>
          </table:table-cell>
          <table:table-cell office:value-type="float" office:value="191.94" calcext:value-type="float">
            <text:p>191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78 kWh</text:p>
          </table:table-cell>
          <table:table-cell office:value-type="float" office:value="352.66" calcext:value-type="float">
            <text:p>352.66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.03" calcext:value-type="float">
            <text:p>2.03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186.07" calcext:value-type="float">
            <text:p>-186.07</text:p>
          </table:table-cell>
          <table:table-cell office:value-type="string" calcext:value-type="string">
            <text:p>T-0</text:p>
          </table:table-cell>
          <table:table-cell office:value-type="float" office:value="205.52" calcext:value-type="float">
            <text:p>205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71 kWh</text:p>
          </table:table-cell>
          <table:table-cell office:value-type="float" office:value="309.11" calcext:value-type="float">
            <text:p>309.1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.83" calcext:value-type="float">
            <text:p>1.83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162.95" calcext:value-type="float">
            <text:p>-162.95</text:p>
          </table:table-cell>
          <table:table-cell office:value-type="string" calcext:value-type="string">
            <text:p>T-0</text:p>
          </table:table-cell>
          <table:table-cell office:value-type="float" office:value="184.75" calcext:value-type="float">
            <text:p>184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66 kWh</text:p>
          </table:table-cell>
          <table:table-cell office:value-type="float" office:value="280.35" calcext:value-type="float">
            <text:p>280.35</text:p>
          </table:table-cell>
          <table:table-cell office:value-type="string" calcext:value-type="string">
            <text:p>13-03-2018</text:p>
          </table:table-cell>
          <table:table-cell office:value-type="string" calcext:value-type="string">
            <text:p>11-04-2017</text:p>
          </table:table-cell>
          <table:table-cell office:value-type="float" office:value="1.69" calcext:value-type="float">
            <text:p>1.69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147.79" calcext:value-type="float">
            <text:p>-147.79</text:p>
          </table:table-cell>
          <table:table-cell office:value-type="string" calcext:value-type="string">
            <text:p>T-0</text:p>
          </table:table-cell>
          <table:table-cell office:value-type="float" office:value="170.86" calcext:value-type="float">
            <text:p>170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72 kWh</text:p>
          </table:table-cell>
          <table:table-cell office:value-type="float" office:value="312.15" calcext:value-type="float">
            <text:p>312.15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8</text:p>
          </table:table-cell>
          <table:table-cell office:value-type="float" office:value="1.84" calcext:value-type="float">
            <text:p>1.84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164.55" calcext:value-type="float">
            <text:p>-164.55</text:p>
          </table:table-cell>
          <table:table-cell office:value-type="string" calcext:value-type="string">
            <text:p>T-0</text:p>
          </table:table-cell>
          <table:table-cell office:value-type="float" office:value="185.89" calcext:value-type="float">
            <text:p>185.8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53:55.456000000</meta:creation-date>
    <dc:date>2018-03-28T19:07:29.869000000</dc:date>
    <meta:editing-duration>PT1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